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right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12pt" fo:font-style="italic" fo:font-weight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2pt" fo:font-style="italic" fo:font-weight="normal"/>
    </style:style>
    <style:style style:name="P5" style:family="paragraph">
      <style:paragraph-properties fo:text-align="center"/>
      <style:text-properties fo:font-style="italic" fo:font-weight="normal"/>
    </style:style>
    <style:style style:name="P6" style:family="paragraph">
      <style:paragraph-properties fo:margin-left="0cm" fo:margin-right="0cm" fo:text-align="center" fo:text-indent="0cm"/>
      <style:text-properties fo:color="#999999" fo:font-size="12pt" fo:font-style="italic" fo:font-weight="normal"/>
    </style:style>
    <style:style style:name="P7" style:family="paragraph">
      <style:paragraph-properties fo:margin-left="0cm" fo:margin-right="0cm" fo:text-align="center" fo:text-indent="0cm"/>
      <style:text-properties fo:font-style="italic" fo:font-weight="normal"/>
    </style:style>
    <style:style style:name="P8" style:family="paragraph">
      <style:paragraph-properties fo:margin-left="0cm" fo:margin-right="0cm" fo:text-align="center" fo:text-indent="0cm"/>
      <style:text-properties fo:font-size="12pt" fo:font-style="italic" fo:font-weight="normal" style:font-size-asian="12pt" style:font-size-complex="12pt"/>
    </style:style>
    <style:style style:name="P9" style:family="paragraph">
      <style:paragraph-properties fo:margin-left="0cm" fo:margin-right="0cm" fo:text-align="center" fo:text-indent="0cm"/>
      <style:text-properties fo:font-size="24pt" fo:font-style="normal" style:font-size-asian="24pt" style:font-size-complex="24pt"/>
    </style:style>
    <style:style style:name="T1" style:family="text">
      <style:text-properties fo:font-size="12pt" fo:font-style="italic" fo:font-weight="normal"/>
    </style:style>
    <style:style style:name="T2" style:family="text">
      <style:text-properties fo:color="#999999" fo:font-size="12pt" fo:font-style="italic" fo:font-weight="normal"/>
    </style:style>
    <style:style style:name="T3" style:family="text">
      <style:text-properties fo:font-size="12pt" fo:font-style="italic" fo:font-weight="normal" style:font-size-asian="12pt" style:font-size-complex="12pt"/>
    </style:style>
    <style:style style:name="T4" style:family="text">
      <style:text-properties fo:font-size="24pt" fo:font-style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text-style-name="P2" draw:id="id1" draw:layer="layout" svg:width="1.658cm" svg:height="0.789cm" svg:x="0.095cm" svg:y="0.458cm">
          <draw:text-box>
            <text:p text:style-name="P1"><text:span text:style-name="T1">Model</text:span></text:p>
          </draw:text-box>
        </draw:frame>
        <draw:frame draw:style-name="gr1" draw:text-style-name="P2" draw:id="id2" draw:layer="layout" svg:width="1.188cm" svg:height="0.789cm" svg:x="4.942cm" svg:y="0.458cm">
          <draw:text-box>
            <text:p text:style-name="P3"><text:span text:style-name="T1">VIS</text:span></text:p>
          </draw:text-box>
        </draw:frame>
        <draw:frame draw:style-name="gr2" draw:text-style-name="P4" draw:id="id4" draw:layer="layout" svg:width="4.199cm" svg:height="1.297cm" svg:x="3.437cm" svg:y="3.635cm">
          <draw:text-box>
            <text:p text:style-name="P1"><text:span text:style-name="T1">First level of test classes</text:span></text:p>
          </draw:text-box>
        </draw:frame>
        <draw:frame draw:style-name="gr2" draw:text-style-name="P4" draw:id="id5" draw:layer="layout" svg:width="4.199cm" svg:height="1.297cm" svg:x="3.437cm" svg:y="6.636cm">
          <draw:text-box>
            <text:p text:style-name="P1"><text:span text:style-name="T1">Second level of test classes</text:span></text:p>
          </draw:text-box>
        </draw:frame>
        <draw:frame draw:style-name="gr2" draw:text-style-name="P4" draw:id="id7" draw:layer="layout" svg:width="3.662cm" svg:height="1.297cm" svg:x="9.337cm" svg:y="5.838cm">
          <draw:text-box>
            <text:p text:style-name="P1"><text:span text:style-name="T1">Last level of test classes</text:span></text:p>
          </draw:text-box>
        </draw:frame>
        <draw:connector draw:style-name="gr3" draw:text-style-name="P5" draw:layer="layout" svg:x1="1.753cm" svg:y1="0.852cm" svg:x2="4.942cm" svg:y2="0.852cm" draw:start-shape="id1" draw:start-glue-point="1" draw:end-shape="id2" draw:end-glue-point="3" svg:d="m1753 852h3189">
          <text:p text:style-name="P3"/>
        </draw:connector>
        <draw:connector draw:style-name="gr4" draw:text-style-name="P6" draw:layer="layout" svg:x1="6.13cm" svg:y1="0.852cm" svg:x2="10.149cm" svg:y2="0.852cm" draw:start-shape="id2" draw:start-glue-point="1" draw:end-shape="id3" draw:end-glue-point="3" svg:d="m6130 852h4019">
          <text:p text:style-name="P1"><text:span text:style-name="T2">tactic</text:span></text:p>
          <text:p text:style-name="P1"><text:span text:style-name="T2">application</text:span></text:p>
        </draw:connector>
        <draw:connector draw:style-name="gr5" draw:text-style-name="P7" draw:layer="layout" svg:x1="5.536cm" svg:y1="4.932cm" svg:x2="5.536cm" svg:y2="6.636cm" draw:start-shape="id4" draw:start-glue-point="2" draw:end-shape="id5" draw:end-glue-point="0" svg:d="m5536 4932v1704">
          <text:p text:style-name="P1"><text:span text:style-name="T1">tactic 2</text:span></text:p>
        </draw:connector>
        <draw:connector draw:style-name="gr6" draw:text-style-name="P8" draw:layer="layout" svg:x1="5.536cm" svg:y1="7.933cm" svg:x2="7.435cm" svg:y2="10.185cm" draw:start-shape="id5" draw:start-glue-point="2" draw:end-shape="id6" draw:end-glue-point="3" svg:d="m5536 7933v2252h1899">
          <text:p text:style-name="P1"><text:span text:style-name="T3">tactic 3</text:span></text:p>
        </draw:connector>
        <draw:connector draw:style-name="gr6" draw:text-style-name="P4" draw:layer="layout" svg:x1="9.435cm" svg:y1="10.185cm" svg:x2="11.168cm" svg:y2="7.135cm" draw:start-shape="id6" draw:start-glue-point="1" draw:end-shape="id7" draw:end-glue-point="2" svg:d="m9435 10185h1733v-3050">
          <text:p text:style-name="P1"><text:span text:style-name="T1">tactic n</text:span></text:p>
        </draw:connector>
        <draw:connector draw:style-name="gr3" draw:text-style-name="P4" draw:layer="layout" svg:x1="11.168cm" svg:y1="5.838cm" svg:x2="11.168cm" svg:y2="4.4cm" draw:start-shape="id7" draw:end-shape="id8" draw:end-glue-point="2" svg:d="m11168 5838v-1438">
          <text:p text:style-name="P3"/>
        </draw:connector>
        <draw:frame draw:style-name="gr1" draw:text-style-name="P2" draw:id="id3" draw:layer="layout" svg:width="2.039cm" svg:height="1.327cm" svg:x="10.149cm" svg:y="0.189cm">
          <draw:text-box>
            <text:p text:style-name="P1"><text:span text:style-name="T1">Pruned</text:span></text:p>
            <text:p text:style-name="P1"><text:span text:style-name="T1">test tree</text:span></text:p>
          </draw:text-box>
        </draw:frame>
        <draw:frame draw:style-name="gr1" draw:text-style-name="P4" draw:id="id9" draw:layer="layout" svg:width="2.415cm" svg:height="1.327cm" svg:x="16.047cm" svg:y="0.189cm">
          <draw:text-box>
            <text:p text:style-name="P1"><text:span text:style-name="T1">Abstract</text:span></text:p>
            <text:p text:style-name="P1"><text:span text:style-name="T1">test cases</text:span></text:p>
          </draw:text-box>
        </draw:frame>
        <draw:connector draw:style-name="gr5" draw:text-style-name="P4" draw:layer="layout" svg:x1="12.188cm" svg:y1="0.852cm" svg:x2="16.047cm" svg:y2="0.852cm" draw:start-shape="id3" draw:start-glue-point="1" draw:end-shape="id9" draw:end-glue-point="3" svg:d="m12188 852h3859">
          <text:p text:style-name="P1"><text:span text:style-name="T1">constants</text:span></text:p>
          <text:p text:style-name="P1"><text:span text:style-name="T1">selection</text:span></text:p>
        </draw:connector>
        <draw:connector draw:style-name="gr5" draw:text-style-name="P7" draw:layer="layout" svg:x1="5.536cm" svg:y1="1.247cm" svg:x2="5.536cm" svg:y2="3.635cm" draw:start-shape="id2" draw:start-glue-point="2" draw:end-shape="id4" draw:end-glue-point="0" svg:d="m5536 1247v2388">
          <text:p text:style-name="P1"><text:span text:style-name="T1">tactic 1</text:span></text:p>
        </draw:connector>
        <draw:frame draw:style-name="gr2" draw:text-style-name="P9" draw:id="id6" draw:layer="layout" svg:width="2cm" svg:height="1.499cm" svg:x="7.435cm" svg:y="9.436cm">
          <draw:text-box>
            <text:p text:style-name="P1"><text:span text:style-name="T4">. . .</text:span></text:p>
          </draw:text-box>
        </draw:frame>
        <draw:frame draw:style-name="gr2" draw:text-style-name="P4" draw:id="id8" draw:layer="layout" svg:width="3.163cm" svg:height="0.7cm" svg:x="9.587cm" svg:y="3.7cm">
          <draw:text-box>
            <text:p text:style-name="P1"><text:span text:style-name="T1">Test tree</text:span></text:p>
          </draw:text-box>
        </draw:frame>
        <draw:connector draw:style-name="gr5" draw:text-style-name="P4" draw:layer="layout" svg:x1="11.168cm" svg:y1="3.7cm" svg:x2="11.168cm" svg:y2="1.516cm" draw:start-shape="id8" draw:start-glue-point="0" draw:end-shape="id3" draw:end-glue-point="2" svg:d="m11168 3700v-2184">
          <text:p text:style-name="P1"><text:span text:style-name="T1">pruning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ximiliano Cristiá</meta:initial-creator>
    <meta:creation-date>2006-10-28T07:20:45</meta:creation-date>
    <dc:creator>Maximiliano Cristia</dc:creator>
    <dc:date>2008-09-24T21:57:21</dc:date>
    <dc:language>es-AR</dc:language>
    <meta:editing-cycles>12</meta:editing-cycles>
    <meta:editing-duration>PT2H41M15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